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86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style:text-autospace="none"/>
      <style:text-properties fo:font-family="TheSansUHH-Regular" style:font-family-generic="swiss" fo:font-size="48pt" style:font-family-asian="TheSansUHH-Regular" style:font-family-generic-asian="swiss" style:font-size-asian="11pt" style:font-family-complex="TheSansUHH-Regular" style:font-family-generic-complex="swiss" style:font-size-complex="6.30000019073486pt"/>
    </style:style>
    <style:style style:name="P3" style:family="paragraph">
      <style:paragraph-properties fo:line-height="150%" fo:text-align="start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TheSansUHH-Regular" style:font-family-generic="swiss" fo:font-size="28pt" fo:font-style="normal" fo:text-shadow="none" style:text-underline-style="none" fo:font-weight="normal" style:letter-kerning="true" style:font-family-asian="TheSansUHH-Regular" style:font-family-generic-asian="swiss" style:font-size-asian="28pt" style:font-style-asian="normal" style:font-weight-asian="normal" style:font-family-complex="TheSansUHH-Regular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7.94cm" svg:x="1.399cm" svg:y="0.837cm" presentation:class="subtitle">
          <draw:text-box>
            <text:p text:style-name="P1"><text:span text:style-name="T1">Propaganda Detection</text:span></text:p>
            <text:p text:style-name="P1"><text:span text:style-name="T1">in News Articles</text:span></text:p>
            <text:p text:style-name="P1"><text:span text:style-name="T1"/></text:p>
            <text:p text:style-name="P2"><text:span text:style-name="T2">Ronja, Felix, Hen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1cm" svg:height="3.507cm" svg:x="1.399cm" svg:y="0.837cm" presentation:class="title">
          <draw:text-box>
            <text:p>Dataset</text:p>
          </draw:text-box>
        </draw:frame>
        <draw:frame presentation:style-name="pr4" draw:text-style-name="P3" draw:layer="layout" svg:width="25.191cm" svg:height="13.863cm" svg:x="1.399cm" svg:y="4.915cm" presentation:class="subtitle">
          <draw:text-box>
            <text:list text:style-name="L1">
              <text:list-item>
                <text:p text:style-name="P3">550 news articles</text:p>
              </text:list-item>
              <text:list-item>
                <text:p text:style-name="P3">Goal: identify fragments containing propaganda techniq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1cm" svg:height="3.507cm" svg:x="1.399cm" svg:y="0.837cm" presentation:class="title">
          <draw:text-box>
            <text:p>Architechture</text:p>
          </draw:text-box>
        </draw:frame>
        <draw:frame presentation:style-name="pr6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1cm" svg:height="3.507cm" svg:x="1.399cm" svg:y="0.837cm" presentation:class="title">
          <draw:text-box>
            <text:p>Model Parameters</text:p>
          </draw:text-box>
        </draw:frame>
        <draw:frame presentation:style-name="pr6" draw:layer="layout" svg:width="25.191cm" svg:height="13.863cm" svg:x="1.399cm" svg:y="4.915cm" presentation:class="outline">
          <draw:text-box>
            <text:list text:style-name="L3">
              <text:list-item>
                <text:p>Epochs: </text:p>
              </text:list-item>
              <text:list-item>
                <text:p>Learning rate: </text:p>
              </text:list-item>
              <text:list-item>
                <text:p>Left context: </text:p>
              </text:list-item>
              <text:list-item>
                <text:p>Right context: </text:p>
              </text:list-item>
              <text:list-item>
                <text:p>Embedding dimension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1cm" svg:height="3.507cm" svg:x="1.399cm" svg:y="0.837cm" presentation:class="title">
          <draw:text-box>
            <text:p>Results</text:p>
          </draw:text-box>
        </draw:frame>
        <draw:frame presentation:style-name="pr6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66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23T19:05:24.12</meta:creation-date>
    <meta:editing-duration>PT10M51S</meta:editing-duration>
    <meta:editing-cycles>2</meta:editing-cycles>
    <dc:date>2020-02-23T19:16:08.66</dc:date>
    <meta:document-statistic meta:object-count="40"/>
    <meta:generator>OpenOffice/4.1.5$Win32 OpenOffice.org_project/415m1$Build-9789</meta:generator>
  </office:meta>
</office:document-meta>
</file>